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28e6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0528e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09d6d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1e03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528e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528e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0528e6" style:font-size-asian="16pt" style:font-size-complex="16pt"/>
    </style:style>
    <style:style style:name="T1" style:family="text">
      <style:text-properties officeooo:rsid="000528e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8e6" style:font-weight-asian="normal" style:font-weight-complex="normal"/>
    </style:style>
    <style:style style:name="T4" style:family="text">
      <style:text-properties fo:font-weight="normal" officeooo:rsid="000d9a6a" style:font-weight-asian="normal" style:font-weight-complex="normal"/>
    </style:style>
    <style:style style:name="T5" style:family="text">
      <style:text-properties fo:font-size="12pt" officeooo:rsid="0009d6d5" style:font-size-asian="10.5pt" style:font-size-complex="12pt"/>
    </style:style>
    <style:style style:name="T6" style:family="text">
      <style:text-properties fo:font-size="12pt" officeooo:rsid="000ba9ca" style:font-size-asian="10.5pt" style:font-size-complex="12pt"/>
    </style:style>
    <style:style style:name="T7" style:family="text">
      <style:text-properties fo:font-size="12pt" officeooo:rsid="000cdfe9" style:font-size-asian="10.5pt" style:font-size-complex="12pt"/>
    </style:style>
    <style:style style:name="T8" style:family="text">
      <style:text-properties fo:font-size="12pt" officeooo:rsid="000d9a6a" style:font-size-asian="10.5pt" style:font-size-complex="12pt"/>
    </style:style>
    <style:style style:name="T9" style:family="text">
      <style:text-properties fo:font-size="12pt" officeooo:rsid="0015ddb9" style:font-size-asian="10.5pt" style:font-size-complex="12pt"/>
    </style:style>
    <style:style style:name="T10" style:family="text">
      <style:text-properties fo:font-size="12pt" fo:font-weight="normal" officeooo:rsid="000988a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9d6d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d9a6a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f97b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0621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1e038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5ddb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6aa6d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898b0" style:font-size-asian="10.5pt" style:font-weight-asian="normal" style:font-size-complex="12pt" style:font-weight-complex="normal"/>
    </style:style>
    <style:style style:name="T19" style:family="text">
      <style:text-properties officeooo:rsid="000d9a6a"/>
    </style:style>
    <style:style style:name="T20" style:family="text">
      <style:text-properties style:text-position="super 58%" fo:font-size="12pt" fo:font-weight="normal" officeooo:rsid="0011e038" style:font-size-asian="10.5pt" style:font-weight-asian="normal" style:font-size-complex="12pt" style:font-weight-complex="normal"/>
    </style:style>
    <style:style style:name="T21" style:family="text">
      <style:text-properties style:text-position="super 58%" fo:font-size="12pt" fo:font-weight="normal" officeooo:rsid="0015ddb9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37c515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1292f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5-418, Spring 2011</text:span></text:p>
      <text:p text:style-name="P7"><text:span text:style-name="T1">Milestone #1 Report</text:span></text:p>
      <text:p text:style-name="P5"><text:span text:style-name="T1">By: Jonathan Park (jjp1) and Ben Parr (bparr)</text:span></text:p>
      <text:p text:style-name="P1"><text:span text:style-name="T1"/></text:p>
      <text:p text:style-name="P2"><text:span text:style-name="T1">Major Changes: </text:span></text:p>
      <text:p text:style-name="P2"><text:span text:style-name="T10"><text:tab/></text:span><text:span text:style-name="T11">W</text:span><text:span text:style-name="T10">e noticed that the computation and total times for our serial KenKen solver depended heavily on the </text:span><text:span text:style-name="T11">actual </text:span><text:span text:style-name="T10">problem. </text:span><text:span text:style-name="T11">For example, for problems of size nine o</text:span><text:span text:style-name="T10">ur KenKen solver solve</text:span><text:span text:style-name="T16">d</text:span><text:span text:style-name="T10"> one problem almost instantaneously, but struggled to find the solution of another even after an hour of computation time. </text:span><text:span text:style-name="T11">This large discrepancy between the computation times of two problems of equal size led us to</text:span><text:span text:style-name="T10"> redefine the metric </text:span><text:span text:style-name="T11">we </text:span><text:span text:style-name="T10">used to measure performance. </text:span><text:span text:style-name="T11">N</text:span><text:span text:style-name="T10">ow, we plan to use a </text:span><text:span text:style-name="T14">“per problem” metric as opposed to the “per size” metric we </text:span><text:span text:style-name="T16">originally</text:span><text:span text:style-name="T14"> planned. </text:span></text:p>
      <text:p text:style-name="P2"><text:span text:style-name="T1">What You Have Accomplished So Far:</text:span></text:p>
      <text:p text:style-name="P6"><text:span text:style-name="T1"><text:tab/></text:span><text:span text:style-name="T5">For milestone 1, we implemented a KenKen problem generator, solver, and checker. In addition, we also created a script to </text:span><text:span text:style-name="T9">create</text:span><text:span text:style-name="T5"> an image of a </text:span><text:span text:style-name="T6">generated</text:span><text:span text:style-name="T5"> KenKen problem. </text:span><text:span text:style-name="T6">The KenKen problem generator, checker, and image creator were written using python while the solver was written in C. </text:span><text:span text:style-name="T7">The generator creates a file that's formated similar to what we found in our sources. Our solver was implemented by taking ideas from a python-based solver we found online. </text:span><text:span text:style-name="T8">Finally, we picked several problems that we can use for measuring performance between our serial and parallel versions.</text:span></text:p>
      <text:p text:style-name="P2"><text:span text:style-name="T1">Meeting Your Milestone:</text:span></text:p>
      <text:p text:style-name="P3"><text:span text:style-name="T1"><text:tab/></text:span><text:span text:style-name="T12">We did not completely meet our first milestone. </text:span><text:span text:style-name="T10">We successfully implemented a serial KenKen solver in C and it has been tested to correctly solve multiple KenKen problems of varying sizes </text:span><text:span text:style-name="T12">.</text:span><text:span text:style-name="T10"> However, we still have several optimizations in mind that could potentially increase the performance of our serial solution. </text:span><text:span text:style-name="T12">The implementation and debugging of the serial version took longer than we originally expected so we need to spend additional time optimizing and improving our serial algorithm. </text:span></text:p>
      <text:p text:style-name="P2"><text:span text:style-name="T1">Surprises:</text:span></text:p>
      <text:p text:style-name="P2"><text:span text:style-name="T1"><text:tab/></text:span><text:span text:style-name="T12">We were surprised by the large variation in computation times for problems of equal size. </text:span><text:span text:style-name="T18">Unfortunately, i</text:span><text:span text:style-name="T17">t </text:span><text:span text:style-name="T12">made problem size an insufficient metric for measuring performance. To get around this, we decided to use a “per problem” performance measurement as opposed to a “per size” </text:span><text:span text:style-name="T18">measurement</text:span><text:span text:style-name="T12">. </text:span></text:p>
      <text:p text:style-name="P2"><text:span text:style-name="T1">Revised Schedule:</text:span></text:p>
      <text:p text:style-name="P2"><text:span text:style-name="T3"><text:tab/></text:span><text:span text:style-name="T15">For the next week, we'll both spend our time adding optimizations to our serial code and by April 4</text:span><text:span text:style-name="T20">th</text:span><text:span text:style-name="T15">, we plan to have committed our final serial version and have the problems that we'll use to measure performance. Then we'll proceed to work on completing our proposed milestone 2 goals by April 14</text:span><text:span text:style-name="T20">th</text:span><text:span text:style-name="T15"> as originally planned. To reiterate, we'll try to reach our 75% goal which is a 24x speedup when using 32 processors. </text:span><text:span text:style-name="T16">Afterwards, our schedule will remain the same as our proposed one </text:span><text:span text:style-name="T18">and</text:span><text:span text:style-name="T16"> w</text:span><text:span text:style-name="T18">e'll</text:span><text:span text:style-name="T16"> attempt to reach our 100% goal by April 27</text:span><text:span text:style-name="T21">th</text:span><text:span text:style-name="T16">. </text:span></text:p>
      <text:p text:style-name="P2"><text:span text:style-name="T1">Resources Needed:</text:span></text:p>
      <text:p text:style-name="P4"><text:span text:style-name="T1"><text:tab/></text:span><text:span text:style-name="T15">Our resource needs haven't changed since our proposal. To reiterate, w</text:span><text:span text:style-name="T22">e will use both Blacklight and Pople for this project. We </text:span><text:span text:style-name="T23">still </text:span><text:span text:style-name="T22">estimate that we will spend on average 15 hours on Blacklight and 5 hours on Pople per week. So, in total, we plan to need a total of </text:span><text:span text:style-name="T23">80</text:span><text:span text:style-name="T22"> hours on the machines. The main software we need is OpenMP, which is already available on both machines. Therefore, we have all the resources we need to conduct the proj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esung </meta:initial-creator>
    <meta:creation-date>2011-03-30T22:17:23</meta:creation-date>
    <dc:date>2011-03-31T00:12:07</dc:date>
    <dc:creator>jaesung </dc:creator>
    <meta:editing-duration>PT01H54M45S</meta:editing-duration>
    <meta:editing-cycles>14</meta:editing-cycles>
    <meta:generator>OpenOffice.org/3.2$Linux OpenOffice.org_project/320m19$Build-9505</meta:generator>
    <meta:document-statistic meta:table-count="0" meta:image-count="0" meta:object-count="0" meta:page-count="1" meta:paragraph-count="15" meta:word-count="520" meta:character-count="3107"/>
  </office:meta>
</office:document-meta>
</file>